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7b8" officeooo:paragraph-rsid="001687b8"/>
    </style:style>
    <style:style style:name="P2" style:family="paragraph" style:parent-style-name="Standard" style:list-style-name="L1">
      <style:text-properties officeooo:rsid="001687b8" officeooo:paragraph-rsid="001687b8"/>
    </style:style>
    <style:style style:name="P3" style:family="paragraph" style:parent-style-name="Standard" style:list-style-name="L2">
      <style:text-properties officeooo:rsid="001687b8" officeooo:paragraph-rsid="001687b8"/>
    </style:style>
    <style:style style:name="P4" style:family="paragraph" style:parent-style-name="Standard" style:list-style-name="L2">
      <style:text-properties officeooo:rsid="001687b8" officeooo:paragraph-rsid="00174989"/>
    </style:style>
    <style:style style:name="P5" style:family="paragraph" style:parent-style-name="Standard" style:list-style-name="L3">
      <style:text-properties officeooo:rsid="001687b8" officeooo:paragraph-rsid="001687b8"/>
    </style:style>
    <style:style style:name="P6" style:family="paragraph" style:parent-style-name="Standard" style:list-style-name="L4">
      <style:text-properties officeooo:rsid="001687b8" officeooo:paragraph-rsid="001687b8"/>
    </style:style>
    <style:style style:name="P7" style:family="paragraph" style:parent-style-name="Standard">
      <style:paragraph-properties fo:break-before="page"/>
      <style:text-properties officeooo:rsid="001687b8" officeooo:paragraph-rsid="001687b8"/>
    </style:style>
    <style:style style:name="T1" style:family="text">
      <style:text-properties officeooo:rsid="00174989"/>
    </style:style>
    <style:style style:name="T2" style:family="text">
      <style:text-properties officeooo:rsid="00191e4c"/>
    </style:style>
    <style:style style:name="T3" style:family="text">
      <style:text-properties officeooo:rsid="001b0bff"/>
    </style:style>
    <style:style style:name="T4" style:family="text">
      <style:text-properties officeooo:rsid="001c07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adDataSet:</text:p>
      <text:list xml:id="list1464653764" text:style-name="L1">
        <text:list-item>
          <text:p text:style-name="P2">SetFolderLocation(datasets, selectedDataset='', train='train', test='test'): <text:span text:style-name="T3">Pass the location of folder where we store all the dataset. Select a dataset form that location, check for the name of train and test folder and if it is different than train and test pass that name.<text:line-break/></text:span></text:p>
        </text:list-item>
        <text:list-item>
          <text:p text:style-name="P2">extractDataextractData(destLoc): <text:span text:style-name="T3">if dataset is passed as a zip file pass the location of that file without extenssion.<text:line-break/></text:span></text:p>
        </text:list-item>
        <text:list-item>
          <text:p text:style-name="P2">setImageSize(ImageSizeLocal=224)<text:span text:style-name="T3">set image size to passed parameter<text:line-break/></text:span></text:p>
        </text:list-item>
        <text:list-item>
          <text:p text:style-name="P2">dataLoader<text:span text:style-name="T1">(): </text:span><text:span text:style-name="T3">Should be called after calling previous function to create dataLoader</text:span></text:p>
        </text:list-item>
      </text:list>
      <text:p text:style-name="P1"/>
      <text:p text:style-name="P1"/>
      <text:p text:style-name="P1">LoadModel</text:p>
      <text:list xml:id="list64199323" text:style-name="L2">
        <text:list-item>
          <text:p text:style-name="P4">load_model(model_name, number_of_class, pretrainval=False, <text:line-break/>freeze_feature=False, device_l=torch.device('cpu')): <text:line-break/><text:span text:style-name="T3">model_name can be ‘vgg11’, ’vgg13’, ’vgg16’. <text:line-break/>Pretrainval indicates weather we want to load values of weight from pretrained model.<text:line-break/>freaze_feature makes require_grad value of convolution layer false and thus their value wont change during training.<text:line-break/>device_l can be cpu or cuda enabled gpu</text:span><text:line-break/></text:p>
        </text:list-item>
        <text:list-item>
          <text:p text:style-name="P3">load_saved_model(load_path): <text:span text:style-name="T3">Load trained saved model</text:span><text:line-break/></text:p>
        </text:list-item>
        <text:list-item>
          <text:p text:style-name="P3">freeze(model,model_name) : <text:span text:style-name="T3">Freeze all layer parameter except output layer</text:span><text:line-break/></text:p>
        </text:list-item>
        <text:list-item>
          <text:p text:style-name="P3">freeze_feature(model,model_name): <text:span text:style-name="T3">Freeze all convolution layer but unfreeze all densnet layer</text:span><text:line-break/></text:p>
        </text:list-item>
        <text:list-item>
          <text:p text:style-name="P3">unfreeze(model,model_name): <text:span text:style-name="T3">unfreeze all the layer para</text:span><text:line-break/></text:p>
        </text:list-item>
        <text:list-item>
          <text:p text:style-name="P3">create_vgg_from_feature_list(VggFeatureList, <text:line-break/><text:tab/><text:tab/><text:tab/><text:tab/>batch_norm: bool=False, <text:line-break/><text:tab/><text:tab/><text:tab/><text:tab/>progress: bool=False) </text:p>
        </text:list-item>
      </text:list>
      <text:p text:style-name="P1"/>
      <text:p text:style-name="P1"/>
      <text:p text:style-name="P1">TrainModel:</text:p>
      <text:list xml:id="list3768139241" text:style-name="L3">
        <text:list-item>
          <text:p text:style-name="P5">fit_one_cycle<text:span text:style-name="T2">(<text:line-break/> <text:s text:c="12"/></text:span><text:span text:style-name="T3"># Dataset Selection</text:span><text:span text:style-name="T2"> <text:line-break/> <text:s text:c="12"/></text:span>dataloaders, trainDir, testDir,<text:line-break/><text:tab/> <text:span text:style-name="T3"># Model Selection </text:span><text:line-break/> <text:s text:c="12"/>ModelName, model, device_l=torch.device('cpu'), <text:line-break/> <text:s text:c="11"/><text:span text:style-name="T3">#Model Hyper-Parameter</text:span><text:line-break/> <text:s text:c="11"/>epochs=1, max_lr=.01, weight_decay=0, L1=0,grad_clip=None,<text:line-break/> <text:s text:c="11"/>opt_func=torch.optim.SGD,logFile=''<text:line-break/>)</text:p>
        </text:list-item>
        <text:list-item>
          <text:p text:style-name="P5">evaluate(model, data_loader)</text:p>
        </text:list-item>
      </text:list>
      <text:p text:style-name="P1"/>
      <text:p text:style-name="P1"/>
      <text:p text:style-name="P1"/>
      <text:p text:style-name="P7">InitializePruning:</text:p>
      <text:list xml:id="list3046470262" text:style-name="L4">
        <text:list-item>
          <text:p text:style-name="P6">getBlockList(modelname): <text:span text:style-name="T4">return a list that given number of conv layer in each block<text:line-break/></text:span></text:p>
        </text:list-item>
        <text:list-item>
          <text:p text:style-name="P6">getFeatureList(modelname): <text:span text:style-name="T4">Index of each conv layer in parmeter list<text:line-break/></text:span></text:p>
        </text:list-item>
        <text:list-item>
          <text:p text:style-name="P6">getPruneModule(newModel,prunelist): <text:span text:style-name="T4">Extract all the conv layer and store them in new list<text:line-break/></text:span></text:p>
        </text:list-item>
        <text:list-item>
          <text:p text:style-name="P6">getPruneCount(module,blocks,maxpr): <text:span text:style-name="T4">Based on max pr compute number of chennel can be prune from each list.<text:line-break/></text:span></text:p>
        </text:list-item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0:21:25.313013617</meta:creation-date>
    <dc:date>2022-02-09T10:13:58.621468319</dc:date>
    <meta:editing-duration>PT22H36M22S</meta:editing-duration>
    <meta:editing-cycles>1</meta:editing-cycles>
    <meta:document-statistic meta:table-count="0" meta:image-count="0" meta:object-count="0" meta:page-count="2" meta:paragraph-count="21" meta:word-count="252" meta:character-count="2123" meta:non-whitespace-character-count="1802"/>
    <meta:generator>LibreOffice/6.4.7.2$Linux_X86_64 LibreOffice_project/40$Build-2</meta:generator>
  </office:meta>
</office:document-meta>
</file>